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20543" officeooo:paragraph-rsid="00020543"/>
    </style:style>
    <style:style style:name="P2" style:family="paragraph" style:parent-style-name="Text_20_body" style:list-style-name="L1">
      <style:text-properties officeooo:rsid="00020543" officeooo:paragraph-rsid="00020543"/>
    </style:style>
    <style:style style:name="P3" style:family="paragraph" style:parent-style-name="Text_20_body" style:list-style-name="L1">
      <style:text-properties officeooo:rsid="00020543" officeooo:paragraph-rsid="0003e616"/>
    </style:style>
    <style:style style:name="P4" style:family="paragraph" style:parent-style-name="Text_20_body">
      <style:text-properties officeooo:rsid="000244e1" officeooo:paragraph-rsid="000244e1"/>
    </style:style>
    <style:style style:name="P5" style:family="paragraph" style:parent-style-name="Text_20_body" style:list-style-name="L2">
      <style:text-properties officeooo:rsid="000244e1" officeooo:paragraph-rsid="000244e1"/>
    </style:style>
    <style:style style:name="P6" style:family="paragraph" style:parent-style-name="Text_20_body">
      <style:text-properties officeooo:rsid="0003e616" officeooo:paragraph-rsid="0003e616"/>
    </style:style>
    <style:style style:name="P7" style:family="paragraph" style:parent-style-name="Text_20_body">
      <style:text-properties officeooo:rsid="0003e616" officeooo:paragraph-rsid="00045ffa"/>
    </style:style>
    <style:style style:name="P8" style:family="paragraph" style:parent-style-name="Text_20_body">
      <style:text-properties fo:font-weight="bold" officeooo:rsid="0003e616" officeooo:paragraph-rsid="00045ffa" style:font-weight-asian="bold" style:font-weight-complex="bold"/>
    </style:style>
    <style:style style:name="P9" style:family="paragraph" style:parent-style-name="Text_20_body">
      <style:text-properties fo:font-weight="bold" officeooo:rsid="00045ffa" officeooo:paragraph-rsid="00045ffa" style:font-weight-asian="bold" style:font-weight-complex="bold"/>
    </style:style>
    <style:style style:name="P10" style:family="paragraph" style:parent-style-name="Text_20_body">
      <style:text-properties fo:font-weight="bold" officeooo:rsid="0005c32d" officeooo:paragraph-rsid="0005c32d" style:font-weight-asian="bold" style:font-weight-complex="bold"/>
    </style:style>
    <style:style style:name="P11" style:family="paragraph" style:parent-style-name="Text_20_body">
      <style:text-properties officeooo:rsid="0005c32d" officeooo:paragraph-rsid="0005c32d"/>
    </style:style>
    <style:style style:name="P12" style:family="paragraph" style:parent-style-name="Text_20_body">
      <style:text-properties officeooo:rsid="0005c32d" officeooo:paragraph-rsid="00071c35"/>
    </style:style>
    <style:style style:name="P13" style:family="paragraph" style:parent-style-name="Text_20_body">
      <style:text-properties officeooo:rsid="00071c35" officeooo:paragraph-rsid="00071c35"/>
    </style:style>
    <style:style style:name="P14" style:family="paragraph" style:parent-style-name="Text_20_body">
      <style:text-properties fo:color="#ce181e" fo:font-weight="bold" officeooo:rsid="0005c32d" officeooo:paragraph-rsid="0005c32d" style:font-weight-asian="bold" style:font-weight-complex="bold"/>
    </style:style>
    <style:style style:name="P15" style:family="paragraph" style:parent-style-name="Text_20_body">
      <style:text-properties officeooo:rsid="00098c7a" officeooo:paragraph-rsid="00098c7a"/>
    </style:style>
    <style:style style:name="P16" style:family="paragraph" style:parent-style-name="Text_20_body" style:list-style-name="L3">
      <style:text-properties officeooo:rsid="00098c7a" officeooo:paragraph-rsid="00098c7a"/>
    </style:style>
    <style:style style:name="P17" style:family="paragraph" style:parent-style-name="Text_20_body" style:list-style-name="L3">
      <style:text-properties officeooo:paragraph-rsid="00098c7a"/>
    </style:style>
    <style:style style:name="P18" style:family="paragraph" style:parent-style-name="Text_20_body" style:list-style-name="L3">
      <style:text-properties officeooo:rsid="000a8ca3" officeooo:paragraph-rsid="000a8ca3"/>
    </style:style>
    <style:style style:name="P19" style:family="paragraph" style:parent-style-name="Text_20_body">
      <style:text-properties officeooo:rsid="000c0338" officeooo:paragraph-rsid="000c0338"/>
    </style:style>
    <style:style style:name="P20" style:family="paragraph" style:parent-style-name="Text_20_body">
      <style:text-properties officeooo:rsid="000db1ab" officeooo:paragraph-rsid="000db1ab"/>
    </style:style>
    <style:style style:name="P21" style:family="paragraph" style:parent-style-name="Heading_20_1">
      <style:text-properties officeooo:rsid="000244e1" officeooo:paragraph-rsid="000244e1"/>
    </style:style>
    <style:style style:name="P22" style:family="paragraph" style:parent-style-name="Heading_20_1">
      <style:text-properties officeooo:rsid="0003e616" officeooo:paragraph-rsid="0003e616"/>
    </style:style>
    <style:style style:name="P23" style:family="paragraph" style:parent-style-name="Heading_20_1">
      <style:text-properties officeooo:rsid="0005c32d" officeooo:paragraph-rsid="0005c32d"/>
    </style:style>
    <style:style style:name="P24" style:family="paragraph" style:parent-style-name="Heading_20_2">
      <style:text-properties officeooo:rsid="00020543" officeooo:paragraph-rsid="00020543"/>
    </style:style>
    <style:style style:name="P25" style:family="paragraph" style:parent-style-name="Heading_20_2">
      <style:text-properties officeooo:rsid="000244e1" officeooo:paragraph-rsid="000244e1"/>
    </style:style>
    <style:style style:name="T1" style:family="text">
      <style:text-properties officeooo:rsid="00020543"/>
    </style:style>
    <style:style style:name="T2" style:family="text">
      <style:text-properties officeooo:rsid="0003e616"/>
    </style:style>
    <style:style style:name="T3" style:family="text">
      <style:text-properties officeooo:rsid="00045ff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71c35"/>
    </style:style>
    <style:style style:name="T6" style:family="text">
      <style:text-properties officeooo:rsid="00084882"/>
    </style:style>
    <style:style style:name="T7" style:family="text">
      <style:text-properties fo:color="#ce181e"/>
    </style:style>
    <style:style style:name="T8" style:family="text">
      <style:text-properties fo:color="#ce181e" officeooo:rsid="00098c7a"/>
    </style:style>
    <style:style style:name="T9" style:family="text">
      <style:text-properties officeooo:rsid="00098c7a"/>
    </style:style>
    <style:style style:name="T10" style:family="text">
      <style:text-properties officeooo:rsid="000bf14c"/>
    </style:style>
    <style:style style:name="T11" style:family="text">
      <style:text-properties officeooo:rsid="000c0338"/>
    </style:style>
    <style:style style:name="T12" style:family="text">
      <style:text-properties officeooo:rsid="000cebf4"/>
    </style:style>
    <style:style style:name="T13" style:family="text">
      <style:text-properties officeooo:rsid="000db1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utomatische <text:span text:style-name="T11">Benachrichtigung</text:span> wenn die <text:span text:style-name="T2">Waschm</text:span>aschine fertig ist</text:p>
      <text:p text:style-name="P6">Es können natürlich auch andere Geräte damit überwacht werden.</text:p>
      <text:h text:style-name="P23" text:outline-level="1">Einrichtung</text:h>
      <text:h text:style-name="Heading_20_2" text:outline-level="2">W<text:span text:style-name="T1">LAN einrichten</text:span></text:h>
      <text:p text:style-name="P1">Siehe unten Sicherheit</text:p>
      <text:list xml:id="list2519810145" text:style-name="L1">
        <text:list-item>
          <text:p text:style-name="P2"><text:span text:style-name="T2">Steckerstation</text:span> in die Steckdose stecken</text:p>
        </text:list-item>
        <text:list-item>
          <text:p text:style-name="P2">Den Knopf 6 kurz schnell hintereinander drücken</text:p>
        </text:list-item>
        <text:list-item>
          <text:p text:style-name="P2">Der Knopf fängt dann an zu blinken</text:p>
        </text:list-item>
        <text:list-item>
          <text:p text:style-name="P2">Mit einem anderen Gerät mit dem WLAN Tasmota…. Verbinden</text:p>
        </text:list-item>
        <text:list-item>
          <text:p text:style-name="P2">Im Browser 192.168.4.1 öffnen</text:p>
        </text:list-item>
        <text:list-item>
          <text:p text:style-name="P2">ggfs. Jetzt schon das Passwort setzen (siehe unten)</text:p>
        </text:list-item>
        <text:list-item>
          <text:p text:style-name="P2">Configuration auswählen</text:p>
        </text:list-item>
        <text:list-item>
          <text:p text:style-name="P2">„Configure WiFi“ auswählen</text:p>
        </text:list-item>
        <text:list-item>
          <text:p text:style-name="P2">Bei AP1 SSid und AP1 Password die entsprechenden Werte des WLAN eintragen</text:p>
        </text:list-item>
        <text:list-item>
          <text:p text:style-name="P2">Save drücken</text:p>
        </text:list-item>
        <text:list-item>
          <text:p text:style-name="P3">Die neue Adresse de<text:span text:style-name="T2">r</text:span> <text:span text:style-name="T2">Steckerstation</text:span> kann im Router ermittelt werden. Das Gerät meldet sich mit tasmota-…. <text:s/>(Wird nur benötigt wenn das Passwort noch nicht gesetzt wurde</text:p>
        </text:list-item>
      </text:list>
      <text:h text:style-name="P24" text:outline-level="2">Passwort setzen</text:h>
      <text:p text:style-name="P4">IP Adresse im Browser eingeben. Entweder noch 192.168.4.1 oder die im Router ermittelte neue Adresse</text:p>
      <text:list xml:id="list2337797071" text:style-name="L2">
        <text:list-item>
          <text:p text:style-name="P5">Configuration auswählen</text:p>
        </text:list-item>
        <text:list-item>
          <text:p text:style-name="P5">„Configure other“ auswählen</text:p>
        </text:list-item>
        <text:list-item>
          <text:p text:style-name="P5">Web Admin Password setzten</text:p>
        </text:list-item>
      </text:list>
      <text:p text:style-name="P4">Benutzername beim einloggen ist admin</text:p>
      <text:h text:style-name="P25" text:outline-level="2">Anlernen</text:h>
      <text:p text:style-name="P6">Am Anfang muss das System angelernt werden. Dafür einfach ganz normal waschen mit der Waschmaschine in die Steckerstation eingesteckt.</text:p>
      <text:p text:style-name="P6">Nach dem 3 mal Bescheid geben. Damit das Anlernen abgeschlossen werden kann.</text:p>
      <text:p text:style-name="P6"><text:soft-page-break/>Spätestens jetzt brauche ich die Telefonnummer die angerufen werden soll und den Text der <text:span text:style-name="T12">an</text:span>gesagt werden soll.</text:p>
      <text:h text:style-name="P22" text:outline-level="1">Bedienung</text:h>
      <text:p text:style-name="P6">Wenn die Steckerstation ausgeschaltet ist am Knopf einschalten.</text:p>
      <text:p text:style-name="P9">Ohne Anruf</text:p>
      <text:p text:style-name="P7">Wenn kein Anruf gewünscht ist ganz normal waschen. </text:p>
      <text:p text:style-name="P9">Mit Anruf</text:p>
      <text:p text:style-name="P9"><text:span text:style-name="T4">Diese Funktion wird durch das drücken des Schalters an der Steckerstation eingeschaltet.</text:span></text:p>
      <text:p text:style-name="P8"><text:span text:style-name="T4">Die Steckerstation schaltet sich aus und wenige Sekunden später automatisch wieder an.</text:span></text:p>
      <text:p text:style-name="P8"><text:span text:style-name="T4">Wird die Waschmaschine nicht innerhalb von 15 Minuten gestartet wird der Anruf wieder abgeschaltet.</text:span></text:p>
      <text:p text:style-name="P8"><text:span text:style-name="T4"/></text:p>
      <text:p text:style-name="P7">Nach dem die Waschmaschine fertig <text:span text:style-name="T3">ist </text:span>, <text:span text:style-name="T3">egal ob mit oder ohne Anruf,</text:span> schaltet sich die Steckerstation automatisch ab.</text:p>
      <text:p text:style-name="P6">Die Steckerstation kann nicht von Hand ausgeschaltet werden.</text:p>
      <text:h text:style-name="P21" text:outline-level="1">Sicherheit</text:h>
      <text:p text:style-name="P11">Die Kommunikation durch das Internet findet verschlüsselt statt.<text:line-break/>Der Webserver authentifiziert sich mit einen Zertifikat die Steckerstation mit <text:span text:style-name="T5">Benutzername und </text:span>Passwort</text:p>
      <text:p text:style-name="P14">Damit die Steckerstation aus dem lokalen Netz nicht manipuliert werden kann sollte ein starkes Passwort vergeben werden. </text:p>
      <text:p text:style-name="P12">Die Weboberfläche kann nur mit HTTP aufgerufen werden dabei werden <text:span text:style-name="T5">Benutzername</text:span> und Passwort im Klartext übertragen. Deshalb die Steckerstation niemals frei ins Internet hängen und nur im lokalen Netz ansprechen.</text:p>
      <text:p text:style-name="P11">Die Weboberfläche wird aber auch nur zur Einrichtung benötigt.</text:p>
      <text:p text:style-name="P11">Das WLAN Passwort ist auf der Steckerstation gespeichert. Es wäre also möglich für jemanden der physischen Zugriff auf das Gerät hat es auseinanderzunehmen und das Passwort auszulesen.</text:p>
      <text:p text:style-name="P10"><text:span text:style-name="T4">Um dies zu verhindern </text:span><text:span text:style-name="T7">empfiehlt es sich ein Gast WLAN einzurichten das keine Verbindung zu dem </text:span><text:span text:style-name="T8">eigentlichen</text:span><text:span text:style-name="T7"> WLAN hat und die Steckerstation in dieses Gast WLAN zu bringen.</text:span></text:p>
      <text:p text:style-name="P11">Damit kann dann niemand mit dem ausgelesenen Passwort in das eigentliche Netzwerk eindringen.</text:p>
      <text:p text:style-name="P13">Über den Knopf (6 mal drücken) wäre es für jemanden der <text:span text:style-name="T9">physischen</text:span> Zugriff auf die Steckerstation hat möglich diese in ein anderes WLAN Netzwerk zu bringen.</text:p>
      <text:p text:style-name="P13"><text:soft-page-break/>Wenn ein starkes Passwort vergeben wurde kann er dann aber an der Steckerstation nichts manipulieren. <text:span text:style-name="T6">Solange die Steckerstation weiter eine Internetverbindung hat funktioniert sie auch noch in einem fremden WLAN.</text:span></text:p>
      <text:h text:style-name="P22" text:outline-level="1">Datenschutz</text:h>
      <text:p text:style-name="P15">Auf dem Server wird der Name und die Zuordnung der Geräte zu diesem Name gespeichert.</text:p>
      <text:p text:style-name="P15">Folgende Daten werden an den Server übertragen.</text:p>
      <text:list xml:id="list3295174454" text:style-name="L3">
        <text:list-item>
          <text:p text:style-name="P17"><text:span text:style-name="T9">Zustand ob ein oder ausgeschaltet ist. </text:span></text:p>
        </text:list-item>
        <text:list-item>
          <text:p text:style-name="P18"><text:span text:style-name="T10">Aktuelle </text:span>Leistung</text:p>
        </text:list-item>
        <text:list-item>
          <text:p text:style-name="P18"><text:span text:style-name="T10">Aktuelle </text:span>Netzspannung</text:p>
        </text:list-item>
        <text:list-item>
          <text:p text:style-name="P18"><text:span text:style-name="T10">Aktueller </text:span>Strom</text:p>
        </text:list-item>
        <text:list-item>
          <text:p text:style-name="P16">Firmware Version</text:p>
        </text:list-item>
        <text:list-item>
          <text:p text:style-name="P16">IP Adresse</text:p>
        </text:list-item>
        <text:list-item>
          <text:p text:style-name="P16">Zeit wann die Steckerstation eingeschaltet wurde</text:p>
        </text:list-item>
        <text:list-item>
          <text:p text:style-name="P16">SSID des Netzwerk</text:p>
        </text:list-item>
        <text:list-item>
          <text:p text:style-name="P18">MAC Adresse</text:p>
        </text:list-item>
        <text:list-item>
          <text:p text:style-name="P18">WLAN Signalstärke</text:p>
        </text:list-item>
      </text:list>
      <text:p text:style-name="P19">Von den übertragenen Daten werden nur der Zustand und der aktuelle Strom ausgewertet.</text:p>
      <text:p text:style-name="P20">Alle Daten werden verschlüsselt übertragen und können nicht von dritten mitgehört werden.</text:p>
      <text:p text:style-name="P19">Während des <text:span text:style-name="T13">Anlernen</text:span> wird der aktuelle Strom in seinem zeitlichen Verlauf gespeichert. Diese Daten werden nach dem Beenden des <text:span text:style-name="T13">Anlernen</text:span> gelöscht.</text:p>
      <text:p text:style-name="P19">Im Normalbetrieb wird nur gespeichert wann ein Anruf gemacht wurde. Diese Information wird für Abrechnungszwecke benötigt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1T09:05:32.656088880</meta:creation-date>
    <meta:generator>LibreOffice/6.0.7.3$Linux_X86_64 LibreOffice_project/00m0$Build-3</meta:generator>
    <dc:date>2021-04-01T11:03:07.601707693</dc:date>
    <meta:editing-duration>PT58M45S</meta:editing-duration>
    <meta:editing-cycles>9</meta:editing-cycles>
    <meta:document-statistic meta:table-count="0" meta:image-count="0" meta:object-count="0" meta:page-count="3" meta:paragraph-count="63" meta:word-count="613" meta:character-count="4090" meta:non-whitespace-character-count="3560"/>
  </office:meta>
</office:document-meta>
</file>